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2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i5" table:style-name="ta1">
        <table:table-column table:style-name="co1" table:number-columns-repeated="3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column table:style-name="co2" table:number-columns-repeated="4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Java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Gson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JsonIo Serialization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float" office:value="0.1033" calcext:value-type="float">
            <text:p>0,1033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192" calcext:value-type="float">
            <text:p>0,0192</text:p>
          </table:table-cell>
          <table:table-cell table:style-name="ce3" office:value-type="float" office:value="0.0264" calcext:value-type="float">
            <text:p>0,0264</text:p>
          </table:table-cell>
          <table:table-cell table:style-name="ce3" office:value-type="float" office:value="0.1782" calcext:value-type="float">
            <text:p>0,1782</text:p>
          </table:table-cell>
          <table:table-cell/>
          <table:table-cell office:value-type="float" office:value="0.0609" calcext:value-type="float">
            <text:p>0,0609</text:p>
          </table:table-cell>
          <table:table-cell office:value-type="float" office:value="0.0259" calcext:value-type="float">
            <text:p>0,0259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298" calcext:value-type="float">
            <text:p>0,0298</text:p>
          </table:table-cell>
          <table:table-cell table:style-name="ce3" office:value-type="float" office:value="0.1414" calcext:value-type="float">
            <text:p>0,1414</text:p>
          </table:table-cell>
          <table:table-cell/>
          <table:table-cell office:value-type="float" office:value="0.148" calcext:value-type="float">
            <text:p>0,1480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299" calcext:value-type="float">
            <text:p>0,0299</text:p>
          </table:table-cell>
          <table:table-cell table:style-name="ce3" office:value-type="float" office:value="0.2279" calcext:value-type="float">
            <text:p>0,2279</text:p>
          </table:table-cell>
        </table:table-row>
        <table:table-row table:style-name="ro1">
          <table:table-cell office:value-type="float" office:value="0.1134" calcext:value-type="float">
            <text:p>0,1134</text:p>
          </table:table-cell>
          <table:table-cell office:value-type="float" office:value="0.024" calcext:value-type="float">
            <text:p>0,0240</text:p>
          </table:table-cell>
          <table:table-cell office:value-type="float" office:value="0.0197" calcext:value-type="float">
            <text:p>0,0197</text:p>
          </table:table-cell>
          <table:table-cell table:style-name="ce3" office:value-type="float" office:value="0.0399" calcext:value-type="float">
            <text:p>0,0399</text:p>
          </table:table-cell>
          <table:table-cell table:style-name="ce3" office:value-type="float" office:value="0.2043" calcext:value-type="float">
            <text:p>0,2043</text:p>
          </table:table-cell>
          <table:table-cell/>
          <table:table-cell office:value-type="float" office:value="0.0616" calcext:value-type="float">
            <text:p>0,0616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408" calcext:value-type="float">
            <text:p>0,0408</text:p>
          </table:table-cell>
          <table:table-cell table:style-name="ce3" office:value-type="float" office:value="0.1568" calcext:value-type="float">
            <text:p>0,1568</text:p>
          </table:table-cell>
          <table:table-cell/>
          <table:table-cell office:value-type="float" office:value="0.1741" calcext:value-type="float">
            <text:p>0,1741</text:p>
          </table:table-cell>
          <table:table-cell office:value-type="float" office:value="0.0345" calcext:value-type="float">
            <text:p>0,0345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471" calcext:value-type="float">
            <text:p>0,0471</text:p>
          </table:table-cell>
          <table:table-cell table:style-name="ce3" office:value-type="float" office:value="0.2849" calcext:value-type="float">
            <text:p>0,2849</text:p>
          </table:table-cell>
        </table:table-row>
        <table:table-row table:style-name="ro1">
          <table:table-cell office:value-type="float" office:value="0.1057" calcext:value-type="float">
            <text:p>0,1057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188" calcext:value-type="float">
            <text:p>0,0188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1766" calcext:value-type="float">
            <text:p>0,1766</text:p>
          </table:table-cell>
          <table:table-cell/>
          <table:table-cell office:value-type="float" office:value="0.0568" calcext:value-type="float">
            <text:p>0,0568</text:p>
          </table:table-cell>
          <table:table-cell office:value-type="float" office:value="0.0266" calcext:value-type="float">
            <text:p>0,0266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23" calcext:value-type="float">
            <text:p>0,0323</text:p>
          </table:table-cell>
          <table:table-cell table:style-name="ce3" office:value-type="float" office:value="0.1395" calcext:value-type="float">
            <text:p>0,1395</text:p>
          </table:table-cell>
          <table:table-cell/>
          <table:table-cell office:value-type="float" office:value="0.1933" calcext:value-type="float">
            <text:p>0,1933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322" calcext:value-type="float">
            <text:p>0,0322</text:p>
          </table:table-cell>
          <table:table-cell table:style-name="ce3" office:value-type="float" office:value="0.2787" calcext:value-type="float">
            <text:p>0,2787</text:p>
          </table:table-cell>
        </table:table-row>
        <table:table-row table:style-name="ro1">
          <table:table-cell table:formula="of:=([.A5]+[.A4]+[.A3])/3" office:value-type="float" office:value="0.107466666666667" calcext:value-type="float">
            <text:p>0,1075</text:p>
          </table:table-cell>
          <table:table-cell table:formula="of:=([.B5]+[.B4]+[.B3])/3" office:value-type="float" office:value="0.0229666666666667" calcext:value-type="float">
            <text:p>0,0230</text:p>
          </table:table-cell>
          <table:table-cell table:formula="of:=([.C5]+[.C4]+[.C3])/3" office:value-type="float" office:value="0.0192333333333333" calcext:value-type="float">
            <text:p>0,0192</text:p>
          </table:table-cell>
          <table:table-cell table:style-name="ce3" table:formula="of:=([.D5]+[.D4]+[.D3])/3" office:value-type="float" office:value="0.0304" calcext:value-type="float">
            <text:p>0,0304</text:p>
          </table:table-cell>
          <table:table-cell table:style-name="ce3" table:formula="of:=[.A6]+[.B6]+[.C6]+[.D6]" office:value-type="float" office:value="0.180066666666667" calcext:value-type="float">
            <text:p>0,1801</text:p>
          </table:table-cell>
          <table:table-cell table:style-name="ce4" office:value-type="string" calcext:value-type="string">
            <text:p>média</text:p>
          </table:table-cell>
          <table:table-cell table:formula="of:=([.G5]+[.G4]+[.G3])/3" office:value-type="float" office:value="0.0597666666666667" calcext:value-type="float">
            <text:p>0,0598</text:p>
          </table:table-cell>
          <table:table-cell table:formula="of:=([.H5]+[.H4]+[.H3])/3" office:value-type="float" office:value="0.0276" calcext:value-type="float">
            <text:p>0,0276</text:p>
          </table:table-cell>
          <table:table-cell table:formula="of:=([.I5]+[.I4]+[.I3])/3" office:value-type="float" office:value="0.0155666666666667" calcext:value-type="float">
            <text:p>0,0156</text:p>
          </table:table-cell>
          <table:table-cell table:formula="of:=([.J5]+[.J4]+[.J3])/3" office:value-type="float" office:value="0.0343" calcext:value-type="float">
            <text:p>0,0343</text:p>
          </table:table-cell>
          <table:table-cell table:style-name="ce3" table:formula="of:=[.G6]+[.H6]+[.I6]+[.J6]" office:value-type="float" office:value="0.137233333333333" calcext:value-type="float">
            <text:p>0,1372</text:p>
          </table:table-cell>
          <table:table-cell table:style-name="ce4" office:value-type="string" calcext:value-type="string">
            <text:p>média</text:p>
          </table:table-cell>
          <table:table-cell table:formula="of:=([.M5]+[.M4]+[.M3])/3" office:value-type="float" office:value="0.1718" calcext:value-type="float">
            <text:p>0,1718</text:p>
          </table:table-cell>
          <table:table-cell table:formula="of:=([.N5]+[.N4]+[.N3])/3" office:value-type="float" office:value="0.028" calcext:value-type="float">
            <text:p>0,0280</text:p>
          </table:table-cell>
          <table:table-cell table:formula="of:=([.O5]+[.O4]+[.O3])/3" office:value-type="float" office:value="0.0177" calcext:value-type="float">
            <text:p>0,0177</text:p>
          </table:table-cell>
          <table:table-cell table:formula="of:=([.P5]+[.P4]+[.P3])/3" office:value-type="float" office:value="0.0364" calcext:value-type="float">
            <text:p>0,0364</text:p>
          </table:table-cell>
          <table:table-cell table:style-name="ce3" table:formula="of:=[.M6]+[.N6]+[.O6]+[.P6]" office:value-type="float" office:value="0.2539" calcext:value-type="float">
            <text:p>0,2539</text:p>
          </table:table-cell>
        </table:table-row>
        <table:table-row table:style-name="ro1">
          <table:table-cell table:formula="of:=[.A6]/[.E6]*100" office:value-type="float" office:value="59.6815994076268" calcext:value-type="float">
            <text:p>59,6816</text:p>
          </table:table-cell>
          <table:table-cell table:formula="of:=[.B6]/[.E6]*100" office:value-type="float" office:value="12.7545353572751" calcext:value-type="float">
            <text:p>12,7545</text:p>
          </table:table-cell>
          <table:table-cell table:formula="of:=[.C6]/[.E6]*100" office:value-type="float" office:value="10.6812291743799" calcext:value-type="float">
            <text:p>10,6812</text:p>
          </table:table-cell>
          <table:table-cell table:style-name="ce3" table:formula="of:=[.D6]/[.E6]*100" office:value-type="float" office:value="16.8826360607183" calcext:value-type="float">
            <text:p>16,8826</text:p>
          </table:table-cell>
          <table:table-cell table:style-name="ce3" table:formula="of:=[.D7]+[.C7]+[.B7]+[.A7]" office:value-type="float" office:value="100" calcext:value-type="float">
            <text:p>100,0000</text:p>
          </table:table-cell>
          <table:table-cell table:style-name="ce4" office:value-type="string" calcext:value-type="string">
            <text:p>% of total time</text:p>
          </table:table-cell>
          <table:table-cell table:formula="of:=[.G6]/[.K6]*100" office:value-type="float" office:value="43.5511294632014" calcext:value-type="float">
            <text:p>43,5511</text:p>
          </table:table-cell>
          <table:table-cell table:formula="of:=[.H6]/[.K6]*100" office:value-type="float" office:value="20.1117318435754" calcext:value-type="float">
            <text:p>20,1117</text:p>
          </table:table-cell>
          <table:table-cell table:formula="of:=[.I6]/[.K6]*100" office:value-type="float" office:value="11.3432110760262" calcext:value-type="float">
            <text:p>11,3432</text:p>
          </table:table-cell>
          <table:table-cell table:formula="of:=[.J6]/[.K6]*100" office:value-type="float" office:value="24.993927617197" calcext:value-type="float">
            <text:p>24,9939</text:p>
          </table:table-cell>
          <table:table-cell table:style-name="ce3" table:formula="of:=[.J7]+[.I7]+[.H7]+[.G7]" office:value-type="float" office:value="100" calcext:value-type="float">
            <text:p>100,0000</text:p>
          </table:table-cell>
          <table:table-cell table:style-name="ce4" office:value-type="string" calcext:value-type="string">
            <text:p>% of total time</text:p>
          </table:table-cell>
          <table:table-cell table:formula="of:=[.M6]/[.Q6]*100" office:value-type="float" office:value="67.664434816857" calcext:value-type="float">
            <text:p>67,6644</text:p>
          </table:table-cell>
          <table:table-cell table:formula="of:=[.N6]/[.Q6]*100" office:value-type="float" office:value="11.0279637652619" calcext:value-type="float">
            <text:p>11,0280</text:p>
          </table:table-cell>
          <table:table-cell table:formula="of:=[.O6]/[.Q6]*100" office:value-type="float" office:value="6.97124852304057" calcext:value-type="float">
            <text:p>6,9712</text:p>
          </table:table-cell>
          <table:table-cell table:formula="of:=[.P6]/[.Q6]*100" office:value-type="float" office:value="14.3363528948405" calcext:value-type="float">
            <text:p>14,3364</text:p>
          </table:table-cell>
          <table:table-cell table:style-name="ce3" table:formula="of:=[.P7]+[.O7]+[.N7]+[.M7]" office:value-type="float" office:value="100" calcext:value-type="float">
            <text:p>100,000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formula="of:=([.A6]-[.G6])/[.A6]*100" office:value-type="float" office:value="44.3858560794045" calcext:value-type="float">
            <text:p>44,3859</text:p>
          </table:table-cell>
          <table:table-cell/>
          <table:table-cell table:formula="of:=([.C6]-[.I6])/[.C6]*100" office:value-type="float" office:value="19.0641247833622" calcext:value-type="float">
            <text:p>19,0641</text:p>
          </table:table-cell>
          <table:table-cell table:formula="of:=([.D6]-[.J6])/[.D6]*100" office:value-type="float" office:value="-12.828947368421" calcext:value-type="float">
            <text:p>-12,8289</text:p>
          </table:table-cell>
          <table:table-cell table:style-name="ce3"/>
          <table:table-cell table:style-name="ce4" office:value-type="string" calcext:value-type="string">
            <text:p>% faster than gson</text:p>
          </table:table-cell>
          <table:table-cell table:formula="of:=([.G6]-[.M6])/[.G6]*100" office:value-type="float" office:value="-187.451199107641" calcext:value-type="float">
            <text:p>-187,4512</text:p>
          </table:table-cell>
          <table:table-cell table:formula="of:=([.H6]-[.N6])/[.H6]*100" office:value-type="float" office:value="-1.44927536231883" calcext:value-type="float">
            <text:p>-1,4493</text:p>
          </table:table-cell>
          <table:table-cell table:formula="of:=([.I6]-[.O6])/[.I6]*100" office:value-type="float" office:value="-13.7044967880086" calcext:value-type="float">
            <text:p>-13,7045</text:p>
          </table:table-cell>
          <table:table-cell table:formula="of:=([.J6]-[.P6])/[.J6]*100" office:value-type="float" office:value="-6.12244897959187" calcext:value-type="float">
            <text:p>-6,1224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" table:formula="of:=[.P6]/[.Q6]*100" office:value-type="float" office:value="14.3363528948405" calcext:value-type="float">
            <text:p>14,3364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"/>
        </table:table-row>
        <table:table-row table:style-name="ro1">
          <table:table-cell table:style-name="ce1" office:value-type="string" calcext:value-type="string" table:number-columns-spanned="3" table:number-rows-spanned="1">
            <text:p>Java Serialization</text:p>
          </table:table-cell>
          <table:covered-table-cell table:number-columns-repeated="2" table:style-name="Default"/>
          <table:table-cell table:number-columns-repeated="3"/>
          <table:table-cell table:style-name="ce1" office:value-type="string" calcext:value-type="string" table:number-columns-spanned="3" table:number-rows-spanned="1">
            <text:p>Gson Serialization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ce1" office:value-type="string" calcext:value-type="string" table:number-columns-spanned="3" table:number-rows-spanned="1">
            <text:p>JsonIo Serialization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number-columns-repeated="3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40084.9762" calcext:value-type="float">
            <text:p>140.084,9762</text:p>
          </table:table-cell>
          <table:table-cell office:value-type="float" office:value="19803.5173" calcext:value-type="float">
            <text:p>19.803,5173</text:p>
          </table:table-cell>
          <table:table-cell office:value-type="float" office:value="18823.7773" calcext:value-type="float">
            <text:p>18.823,7773</text:p>
          </table:table-cell>
          <table:table-cell table:number-columns-repeated="3"/>
          <table:table-cell office:value-type="float" office:value="138212.5753" calcext:value-type="float">
            <text:p>138.212,5753</text:p>
          </table:table-cell>
          <table:table-cell office:value-type="float" office:value="8000.3072" calcext:value-type="float">
            <text:p>8.000,3072</text:p>
          </table:table-cell>
          <table:table-cell office:value-type="float" office:value="7874.1135" calcext:value-type="float">
            <text:p>7.874,1135</text:p>
          </table:table-cell>
          <table:table-cell table:formula="of:=[.I13]+[.H13]+[.G13]" office:value-type="float" office:value="154086.996" calcext:value-type="float">
            <text:p>154.086,9960</text:p>
          </table:table-cell>
          <table:table-cell table:number-columns-repeated="2"/>
          <table:table-cell office:value-type="float" office:value="144273.8591" calcext:value-type="float">
            <text:p>144.273,8591</text:p>
          </table:table-cell>
          <table:table-cell office:value-type="float" office:value="13242.6214" calcext:value-type="float">
            <text:p>13.242,6214</text:p>
          </table:table-cell>
          <table:table-cell office:value-type="float" office:value="12879.2074" calcext:value-type="float">
            <text:p>12.879,2074</text:p>
          </table:table-cell>
          <table:table-cell table:formula="of:=[.O13]+[.N13]+[.M13]" office:value-type="float" office:value="170395.6879" calcext:value-type="float">
            <text:p>170.395,6879</text:p>
          </table:table-cell>
          <table:table-cell/>
        </table:table-row>
        <table:table-row table:style-name="ro1">
          <table:table-cell office:value-type="float" office:value="139558.6211" calcext:value-type="float">
            <text:p>139.558,6211</text:p>
          </table:table-cell>
          <table:table-cell office:value-type="float" office:value="18772.8849" calcext:value-type="float">
            <text:p>18.772,8849</text:p>
          </table:table-cell>
          <table:table-cell office:value-type="float" office:value="18432.9653" calcext:value-type="float">
            <text:p>18.432,9653</text:p>
          </table:table-cell>
          <table:table-cell table:number-columns-repeated="3"/>
          <table:table-cell office:value-type="float" office:value="134664.1745" calcext:value-type="float">
            <text:p>134.664,1745</text:p>
          </table:table-cell>
          <table:table-cell office:value-type="float" office:value="7991.7602" calcext:value-type="float">
            <text:p>7.991,7602</text:p>
          </table:table-cell>
          <table:table-cell office:value-type="float" office:value="8123.7744" calcext:value-type="float">
            <text:p>8.123,7744</text:p>
          </table:table-cell>
          <table:table-cell table:formula="of:=[.I14]+[.H14]+[.G14]" office:value-type="float" office:value="150779.7091" calcext:value-type="float">
            <text:p>150.779,7091</text:p>
          </table:table-cell>
          <table:table-cell table:number-columns-repeated="2"/>
          <table:table-cell office:value-type="float" office:value="145008.4414" calcext:value-type="float">
            <text:p>145.008,4414</text:p>
          </table:table-cell>
          <table:table-cell office:value-type="float" office:value="13293.5704" calcext:value-type="float">
            <text:p>13.293,5704</text:p>
          </table:table-cell>
          <table:table-cell office:value-type="float" office:value="13047.8469" calcext:value-type="float">
            <text:p>13.047,8469</text:p>
          </table:table-cell>
          <table:table-cell table:formula="of:=[.O14]+[.N14]+[.M14]" office:value-type="float" office:value="171349.8587" calcext:value-type="float">
            <text:p>171.349,8587</text:p>
          </table:table-cell>
          <table:table-cell/>
        </table:table-row>
        <table:table-row table:style-name="ro1">
          <table:table-cell office:value-type="float" office:value="136657.4664" calcext:value-type="float">
            <text:p>136.657,4664</text:p>
          </table:table-cell>
          <table:table-cell office:value-type="float" office:value="18586.6277" calcext:value-type="float">
            <text:p>18.586,6277</text:p>
          </table:table-cell>
          <table:table-cell office:value-type="float" office:value="18448.1872" calcext:value-type="float">
            <text:p>18.448,1872</text:p>
          </table:table-cell>
          <table:table-cell table:number-columns-repeated="3"/>
          <table:table-cell office:value-type="float" office:value="134227.771" calcext:value-type="float">
            <text:p>134.227,7710</text:p>
          </table:table-cell>
          <table:table-cell office:value-type="float" office:value="7836.3172" calcext:value-type="float">
            <text:p>7.836,3172</text:p>
          </table:table-cell>
          <table:table-cell office:value-type="float" office:value="7749.3184" calcext:value-type="float">
            <text:p>7.749,3184</text:p>
          </table:table-cell>
          <table:table-cell table:formula="of:=[.I15]+[.H15]+[.G15]" office:value-type="float" office:value="149813.4066" calcext:value-type="float">
            <text:p>149.813,4066</text:p>
          </table:table-cell>
          <table:table-cell table:number-columns-repeated="2"/>
          <table:table-cell office:value-type="float" office:value="142741.5475" calcext:value-type="float">
            <text:p>142.741,5475</text:p>
          </table:table-cell>
          <table:table-cell office:value-type="float" office:value="13183.5335" calcext:value-type="float">
            <text:p>13.183,5335</text:p>
          </table:table-cell>
          <table:table-cell office:value-type="float" office:value="12887.5126" calcext:value-type="float">
            <text:p>12.887,5126</text:p>
          </table:table-cell>
          <table:table-cell table:formula="of:=[.O15]+[.N15]+[.M15]" office:value-type="float" office:value="168812.5936" calcext:value-type="float">
            <text:p>168.812,5936</text:p>
          </table:table-cell>
          <table:table-cell/>
        </table:table-row>
        <table:table-row table:style-name="ro1">
          <table:table-cell table:formula="of:=([.A15]+[.A14]+[.A13])/3" office:value-type="float" office:value="138767.021233333" calcext:value-type="float">
            <text:p>138.767,0212</text:p>
          </table:table-cell>
          <table:table-cell table:formula="of:=([.B15]+[.B14]+[.B13])/3" office:value-type="float" office:value="19054.3433" calcext:value-type="float">
            <text:p>19.054,3433</text:p>
          </table:table-cell>
          <table:table-cell table:formula="of:=([.C15]+[.C14]+[.C13])/3" office:value-type="float" office:value="18568.3099333333" calcext:value-type="float">
            <text:p>18.568,3099</text:p>
          </table:table-cell>
          <table:table-cell table:number-columns-repeated="2"/>
          <table:table-cell table:style-name="ce4" office:value-type="string" calcext:value-type="string">
            <text:p>média</text:p>
          </table:table-cell>
          <table:table-cell table:formula="of:=([.G15]+[.G14]+[.G13])/3" office:value-type="float" office:value="135701.506933333" calcext:value-type="float">
            <text:p>135.701,5069</text:p>
          </table:table-cell>
          <table:table-cell table:formula="of:=([.H15]+[.H14]+[.H13])/3" office:value-type="float" office:value="7942.79486666667" calcext:value-type="float">
            <text:p>7.942,7949</text:p>
          </table:table-cell>
          <table:table-cell table:formula="of:=([.I15]+[.I14]+[.I13])/3" office:value-type="float" office:value="7915.73543333333" calcext:value-type="float">
            <text:p>7.915,7354</text:p>
          </table:table-cell>
          <table:table-cell table:formula="of:=[.I16]+[.H16]+[.G16]" office:value-type="float" office:value="151560.037233333" calcext:value-type="float">
            <text:p>151.560,0372</text:p>
          </table:table-cell>
          <table:table-cell/>
          <table:table-cell table:style-name="ce4" office:value-type="string" calcext:value-type="string">
            <text:p>média</text:p>
          </table:table-cell>
          <table:table-cell table:formula="of:=([.M15]+[.M14]+[.M13])/3" office:value-type="float" office:value="144007.949333333" calcext:value-type="float">
            <text:p>144.007,9493</text:p>
          </table:table-cell>
          <table:table-cell table:formula="of:=([.N15]+[.N14]+[.N13])/3" office:value-type="float" office:value="13239.9084333333" calcext:value-type="float">
            <text:p>13.239,9084</text:p>
          </table:table-cell>
          <table:table-cell table:formula="of:=([.O15]+[.O14]+[.O13])/3" office:value-type="float" office:value="12938.1889666667" calcext:value-type="float">
            <text:p>12.938,1890</text:p>
          </table:table-cell>
          <table:table-cell table:formula="of:=[.O16]+[.N16]+[.M16]" office:value-type="float" office:value="170186.046733333" calcext:value-type="float">
            <text:p>170.186,0467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% of total time</text:p>
          </table:table-cell>
          <table:table-cell table:formula="of:=[.G16]/[.$J$16]*100" office:value-type="float" office:value="89.5364697782535" calcext:value-type="float">
            <text:p>89,5365</text:p>
          </table:table-cell>
          <table:table-cell table:formula="of:=[.H16]/[.$J$16]*100" office:value-type="float" office:value="5.24069207929687" calcext:value-type="float">
            <text:p>5,2407</text:p>
          </table:table-cell>
          <table:table-cell table:formula="of:=[.I16]/[.$J$16]*100" office:value-type="float" office:value="5.2228381424496" calcext:value-type="float">
            <text:p>5,2228</text:p>
          </table:table-cell>
          <table:table-cell table:number-columns-repeated="2"/>
          <table:table-cell table:style-name="ce4" office:value-type="string" calcext:value-type="string">
            <text:p>% of total time</text:p>
          </table:table-cell>
          <table:table-cell table:formula="of:=[.M16]/[.$P$16]*100" office:value-type="float" office:value="84.6179531739057" calcext:value-type="float">
            <text:p>84,6180</text:p>
          </table:table-cell>
          <table:table-cell table:formula="of:=[.N16]/[.$P$16]*100" office:value-type="float" office:value="7.77966742131281" calcext:value-type="float">
            <text:p>7,7797</text:p>
          </table:table-cell>
          <table:table-cell table:formula="of:=[.O16]/[.$P$16]*100" office:value-type="float" office:value="7.60237940478148" calcext:value-type="float">
            <text:p>7,6024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formula="of:=([.A16]-[.G16])/[.A16]*100" office:value-type="float" office:value="2.20910867204206" calcext:value-type="float">
            <text:p>2,2091</text:p>
          </table:table-cell>
          <table:table-cell table:formula="of:=([.B16]-[.H16])/[.B16]*100" office:value-type="float" office:value="58.3150427090989" calcext:value-type="float">
            <text:p>58,3150</text:p>
          </table:table-cell>
          <table:table-cell table:formula="of:=([.C16]-[.I16])/[.C16]*100" office:value-type="float" office:value="57.3696504326265" calcext:value-type="float">
            <text:p>57,3697</text:p>
          </table:table-cell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formula="of:=([.A16]-[.M16])/[.A16]*100" office:value-type="float" office:value="-3.77678215862793" calcext:value-type="float">
            <text:p>-3,7768</text:p>
          </table:table-cell>
          <table:table-cell table:formula="of:=([.B16]-[.N16])/[.B16]*100" office:value-type="float" office:value="30.5150105418047" calcext:value-type="float">
            <text:p>30,5150</text:p>
          </table:table-cell>
          <table:table-cell table:formula="of:=([.C16]-[.O16])/[.C16]*100" office:value-type="float" office:value="30.3211277002633" calcext:value-type="float">
            <text:p>30,3211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/>
        </table:table-row>
      </table:table>
      <table:table table:name="Xe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Java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Gson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JsonIo Serialization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float" office:value="0.1413" calcext:value-type="float">
            <text:p>0,1413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2446" calcext:value-type="float">
            <text:p>0,2446</text:p>
          </table:table-cell>
          <table:table-cell/>
          <table:table-cell office:value-type="float" office:value="0.0574" calcext:value-type="float">
            <text:p>0,0574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1281" calcext:value-type="float">
            <text:p>0,1281</text:p>
          </table:table-cell>
          <table:table-cell/>
          <table:table-cell office:value-type="float" office:value="0.0574" calcext:value-type="float">
            <text:p>0,0574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1281" calcext:value-type="float">
            <text:p>0,1281</text:p>
          </table:table-cell>
        </table:table-row>
        <table:table-row table:style-name="ro1">
          <table:table-cell office:value-type="float" office:value="0.1472" calcext:value-type="float">
            <text:p>0,1472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2488" calcext:value-type="float">
            <text:p>0,2488</text:p>
          </table:table-cell>
          <table:table-cell/>
          <table:table-cell office:value-type="float" office:value="0.0719" calcext:value-type="float">
            <text:p>0,0719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1763" calcext:value-type="float">
            <text:p>0,1763</text:p>
          </table:table-cell>
          <table:table-cell/>
          <table:table-cell office:value-type="float" office:value="0.0719" calcext:value-type="float">
            <text:p>0,0719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1763" calcext:value-type="float">
            <text:p>0,1763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214" calcext:value-type="float">
            <text:p>0,0214</text:p>
          </table:table-cell>
          <table:table-cell office:value-type="float" office:value="0.0458" calcext:value-type="float">
            <text:p>0,0458</text:p>
          </table:table-cell>
          <table:table-cell office:value-type="float" office:value="0.2273" calcext:value-type="float">
            <text:p>0,2273</text:p>
          </table:table-cell>
          <table:table-cell/>
          <table:table-cell office:value-type="float" office:value="0.0635" calcext:value-type="float">
            <text:p>0,0635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162" calcext:value-type="float">
            <text:p>0,162</text:p>
          </table:table-cell>
          <table:table-cell/>
          <table:table-cell office:value-type="float" office:value="0.0635" calcext:value-type="float">
            <text:p>0,0635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162" calcext:value-type="float">
            <text:p>0,162</text:p>
          </table:table-cell>
        </table:table-row>
        <table:table-row table:style-name="ro1">
          <table:table-cell table:formula="of:=([.A5]+[.A4]+[.A3])/3" office:value-type="float" office:value="0.1395" calcext:value-type="float">
            <text:p>0,1395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041" calcext:value-type="float">
            <text:p>0,041</text:p>
          </table:table-cell>
          <table:table-cell table:formula="of:=([.E5]+[.E4]+[.E3])/3" office:value-type="float" office:value="0.240233333333333" calcext:value-type="float">
            <text:p>0,2402333333</text:p>
          </table:table-cell>
          <table:table-cell table:style-name="ce4" office:value-type="string" calcext:value-type="string">
            <text:p>média</text:p>
          </table:table-cell>
          <table:table-cell table:formula="of:=([.G5]+[.G4]+[.G3])/3" office:value-type="float" office:value="0.0642666666666667" calcext:value-type="float">
            <text:p>0,0642666667</text:p>
          </table:table-cell>
          <table:table-cell table:formula="of:=([.H5]+[.H4]+[.H3])/3" office:value-type="float" office:value="0.0228666666666667" calcext:value-type="float">
            <text:p>0,0228666667</text:p>
          </table:table-cell>
          <table:table-cell table:formula="of:=([.I5]+[.I4]+[.I3])/3" office:value-type="float" office:value="0.02" calcext:value-type="float">
            <text:p>0,02</text:p>
          </table:table-cell>
          <table:table-cell table:formula="of:=([.J5]+[.J4]+[.J3])/3" office:value-type="float" office:value="0.0346" calcext:value-type="float">
            <text:p>0,0346</text:p>
          </table:table-cell>
          <table:table-cell table:formula="of:=([.K5]+[.K4]+[.K3])/3" office:value-type="float" office:value="0.155466666666667" calcext:value-type="float">
            <text:p>0,1554666667</text:p>
          </table:table-cell>
          <table:table-cell table:style-name="ce4" office:value-type="string" calcext:value-type="string">
            <text:p>média</text:p>
          </table:table-cell>
          <table:table-cell table:formula="of:=([.M5]+[.M4]+[.M3])/3" office:value-type="float" office:value="0.0642666666666667" calcext:value-type="float">
            <text:p>0,0642666667</text:p>
          </table:table-cell>
          <table:table-cell table:formula="of:=([.N5]+[.N4]+[.N3])/3" office:value-type="float" office:value="0.0228666666666667" calcext:value-type="float">
            <text:p>0,0228666667</text:p>
          </table:table-cell>
          <table:table-cell table:formula="of:=([.O5]+[.O4]+[.O3])/3" office:value-type="float" office:value="0.02" calcext:value-type="float">
            <text:p>0,02</text:p>
          </table:table-cell>
          <table:table-cell table:formula="of:=([.P5]+[.P4]+[.P3])/3" office:value-type="float" office:value="0.0346" calcext:value-type="float">
            <text:p>0,0346</text:p>
          </table:table-cell>
          <table:table-cell table:formula="of:=([.Q5]+[.Q4]+[.Q3])/3" office:value-type="float" office:value="0.155466666666667" calcext:value-type="float">
            <text:p>0,1554666667</text:p>
          </table:table-cell>
        </table:table-row>
        <table:table-row table:style-name="ro1">
          <table:table-cell table:formula="of:=[.A6]/[.E6]*100" office:value-type="float" office:value="58.0685444706535" calcext:value-type="float">
            <text:p>58,0685444707</text:p>
          </table:table-cell>
          <table:table-cell table:formula="of:=[.B6]/[.E6]*100" office:value-type="float" office:value="9.40752046621341" calcext:value-type="float">
            <text:p>9,4075204662</text:p>
          </table:table-cell>
          <table:table-cell table:formula="of:=[.C6]/[.E6]*100" office:value-type="float" office:value="9.28264187595394" calcext:value-type="float">
            <text:p>9,282641876</text:p>
          </table:table-cell>
          <table:table-cell table:formula="of:=[.D6]/[.E6]*100" office:value-type="float" office:value="17.0667406687942" calcext:value-type="float">
            <text:p>17,0667406688</text:p>
          </table:table-cell>
          <table:table-cell table:formula="of:=[.D7]+[.C7]+[.B7]+[.A7]" office:value-type="float" office:value="93.8254474816151" calcext:value-type="float">
            <text:p>93,8254474816</text:p>
          </table:table-cell>
          <table:table-cell table:style-name="ce4" office:value-type="string" calcext:value-type="string">
            <text:p>% of total time</text:p>
          </table:table-cell>
          <table:table-cell table:formula="of:=[.G6]/[.K6]*100" office:value-type="float" office:value="41.3379073756432" calcext:value-type="float">
            <text:p>41,3379073756</text:p>
          </table:table-cell>
          <table:table-cell table:formula="of:=[.H6]/[.K6]*100" office:value-type="float" office:value="14.7084048027444" calcext:value-type="float">
            <text:p>14,7084048027</text:p>
          </table:table-cell>
          <table:table-cell table:formula="of:=[.I6]/[.K6]*100" office:value-type="float" office:value="12.8644939965695" calcext:value-type="float">
            <text:p>12,8644939966</text:p>
          </table:table-cell>
          <table:table-cell table:formula="of:=[.J6]/[.K6]*100" office:value-type="float" office:value="22.2555746140652" calcext:value-type="float">
            <text:p>22,2555746141</text:p>
          </table:table-cell>
          <table:table-cell table:formula="of:=[.J7]+[.I7]+[.H7]+[.G7]" office:value-type="float" office:value="91.1663807890223" calcext:value-type="float">
            <text:p>91,166380789</text:p>
          </table:table-cell>
          <table:table-cell table:style-name="ce4" office:value-type="string" calcext:value-type="string">
            <text:p>% of total time</text:p>
          </table:table-cell>
          <table:table-cell table:formula="of:=[.M6]/[.Q6]*100" office:value-type="float" office:value="41.3379073756432" calcext:value-type="float">
            <text:p>41,3379073756</text:p>
          </table:table-cell>
          <table:table-cell table:formula="of:=[.N6]/[.Q6]*100" office:value-type="float" office:value="14.7084048027444" calcext:value-type="float">
            <text:p>14,7084048027</text:p>
          </table:table-cell>
          <table:table-cell table:formula="of:=[.O6]/[.Q6]*100" office:value-type="float" office:value="12.8644939965695" calcext:value-type="float">
            <text:p>12,8644939966</text:p>
          </table:table-cell>
          <table:table-cell table:formula="of:=[.P6]/[.Q6]*100" office:value-type="float" office:value="22.2555746140652" calcext:value-type="float">
            <text:p>22,2555746141</text:p>
          </table:table-cell>
          <table:table-cell table:formula="of:=[.P7]+[.O7]+[.N7]+[.M7]" office:value-type="float" office:value="91.1663807890223" calcext:value-type="float">
            <text:p>91,166380789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% faster than java</text:p>
          </table:table-cell>
          <table:table-cell table:formula="of:=([.A6]-[.G6])/[.A6]*100" office:value-type="float" office:value="53.9307048984468" calcext:value-type="float">
            <text:p>53,9307048984</text:p>
          </table:table-cell>
          <table:table-cell table:formula="of:=([.E6]-[.K6])/[.E6]*100" office:value-type="float" office:value="35.2851394477591" calcext:value-type="float">
            <text:p>35,2851394478</text:p>
          </table:table-cell>
          <table:table-cell table:number-columns-repeated="3"/>
          <table:table-cell table:style-name="ce4" office:value-type="string" calcext:value-type="string">
            <text:p>% faster than gson</text:p>
          </table:table-cell>
          <table:table-cell table:formula="of:=([.G6]-[.M6])/[.G6]*100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3" table:number-rows-spanned="1">
            <text:p>Java Serialization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Gson Serialization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JsonIo Serializ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number-columns-repeated="3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1">
          <table:table-cell table:style-name="ce3" office:value-type="float" office:value="113201.3343" calcext:value-type="float">
            <text:p>113.201,3343</text:p>
          </table:table-cell>
          <table:table-cell table:style-name="ce3" office:value-type="float" office:value="28477.2564" calcext:value-type="float">
            <text:p>28.477,2564</text:p>
          </table:table-cell>
          <table:table-cell table:style-name="ce3" office:value-type="float" office:value="27733.2926" calcext:value-type="float">
            <text:p>27.733,2926</text:p>
          </table:table-cell>
          <table:table-cell table:number-columns-repeated="3"/>
          <table:table-cell table:style-name="ce3" office:value-type="float" office:value="105438.233" calcext:value-type="float">
            <text:p>105.438,2330</text:p>
          </table:table-cell>
          <table:table-cell table:style-name="ce3" office:value-type="float" office:value="11940.5961" calcext:value-type="float">
            <text:p>11.940,5961</text:p>
          </table:table-cell>
          <table:table-cell table:style-name="ce3" office:value-type="float" office:value="12546.1868" calcext:value-type="float">
            <text:p>12.546,1868</text:p>
          </table:table-cell>
          <table:table-cell table:style-name="ce3" table:formula="of:=[.I13]+[.H13]+[.G13]" office:value-type="float" office:value="129925.0159" calcext:value-type="float">
            <text:p>129.925,0159</text:p>
          </table:table-cell>
          <table:table-cell table:number-columns-repeated="2"/>
          <table:table-cell table:style-name="ce3" office:value-type="float" office:value="116078.5638" calcext:value-type="float">
            <text:p>116.078,5638</text:p>
          </table:table-cell>
          <table:table-cell table:style-name="ce3" office:value-type="float" office:value="17870.0714" calcext:value-type="float">
            <text:p>17.870,0714</text:p>
          </table:table-cell>
          <table:table-cell table:style-name="ce3" office:value-type="float" office:value="17686.1526" calcext:value-type="float">
            <text:p>17.686,1526</text:p>
          </table:table-cell>
          <table:table-cell table:style-name="ce3" table:formula="of:=[.O13]+[.N13]+[.M13]" office:value-type="float" office:value="151634.7878" calcext:value-type="float">
            <text:p>151.634,7878</text:p>
          </table:table-cell>
          <table:table-cell/>
        </table:table-row>
        <table:table-row table:style-name="ro1">
          <table:table-cell table:style-name="ce3" office:value-type="float" office:value="110333.0398" calcext:value-type="float">
            <text:p>110.333,0398</text:p>
          </table:table-cell>
          <table:table-cell table:style-name="ce3" office:value-type="float" office:value="28439.7249" calcext:value-type="float">
            <text:p>28.439,7249</text:p>
          </table:table-cell>
          <table:table-cell table:style-name="ce3" office:value-type="float" office:value="27894.7004" calcext:value-type="float">
            <text:p>27.894,7004</text:p>
          </table:table-cell>
          <table:table-cell table:number-columns-repeated="3"/>
          <table:table-cell table:style-name="ce3" office:value-type="float" office:value="109567.7372" calcext:value-type="float">
            <text:p>109.567,7372</text:p>
          </table:table-cell>
          <table:table-cell table:style-name="ce3" office:value-type="float" office:value="11119.2912" calcext:value-type="float">
            <text:p>11.119,2912</text:p>
          </table:table-cell>
          <table:table-cell table:style-name="ce3" office:value-type="float" office:value="12312.5851" calcext:value-type="float">
            <text:p>12.312,5851</text:p>
          </table:table-cell>
          <table:table-cell table:style-name="ce3" table:formula="of:=[.I14]+[.H14]+[.G14]" office:value-type="float" office:value="132999.6135" calcext:value-type="float">
            <text:p>132.999,6135</text:p>
          </table:table-cell>
          <table:table-cell table:number-columns-repeated="2"/>
          <table:table-cell table:style-name="ce3" office:value-type="float" office:value="116128.7439" calcext:value-type="float">
            <text:p>116.128,7439</text:p>
          </table:table-cell>
          <table:table-cell table:style-name="ce3" office:value-type="float" office:value="18632.3548" calcext:value-type="float">
            <text:p>18.632,3548</text:p>
          </table:table-cell>
          <table:table-cell table:style-name="ce3" office:value-type="float" office:value="18326.6546" calcext:value-type="float">
            <text:p>18.326,6546</text:p>
          </table:table-cell>
          <table:table-cell table:style-name="ce3" table:formula="of:=[.O14]+[.N14]+[.M14]" office:value-type="float" office:value="153087.7533" calcext:value-type="float">
            <text:p>153.087,7533</text:p>
          </table:table-cell>
          <table:table-cell/>
        </table:table-row>
        <table:table-row table:style-name="ro1">
          <table:table-cell table:style-name="ce3" office:value-type="float" office:value="110242.6523" calcext:value-type="float">
            <text:p>110.242,6523</text:p>
          </table:table-cell>
          <table:table-cell table:style-name="ce3" office:value-type="float" office:value="29044.5582" calcext:value-type="float">
            <text:p>29.044,5582</text:p>
          </table:table-cell>
          <table:table-cell table:style-name="ce3" office:value-type="float" office:value="28096.9702" calcext:value-type="float">
            <text:p>28.096,9702</text:p>
          </table:table-cell>
          <table:table-cell table:number-columns-repeated="3"/>
          <table:table-cell table:style-name="ce3" office:value-type="float" office:value="105246.8495" calcext:value-type="float">
            <text:p>105.246,8495</text:p>
          </table:table-cell>
          <table:table-cell table:style-name="ce3" office:value-type="float" office:value="11463.642" calcext:value-type="float">
            <text:p>11.463,6420</text:p>
          </table:table-cell>
          <table:table-cell table:style-name="ce3" office:value-type="float" office:value="12319.754" calcext:value-type="float">
            <text:p>12.319,7540</text:p>
          </table:table-cell>
          <table:table-cell table:style-name="ce3" table:formula="of:=[.I15]+[.H15]+[.G15]" office:value-type="float" office:value="129030.2455" calcext:value-type="float">
            <text:p>129.030,2455</text:p>
          </table:table-cell>
          <table:table-cell table:number-columns-repeated="2"/>
          <table:table-cell table:style-name="ce3" office:value-type="float" office:value="115711.6872" calcext:value-type="float">
            <text:p>115.711,6872</text:p>
          </table:table-cell>
          <table:table-cell table:style-name="ce3" office:value-type="float" office:value="18548.8901" calcext:value-type="float">
            <text:p>18.548,8901</text:p>
          </table:table-cell>
          <table:table-cell table:style-name="ce3" office:value-type="float" office:value="18455.2235" calcext:value-type="float">
            <text:p>18.455,2235</text:p>
          </table:table-cell>
          <table:table-cell table:style-name="ce3" table:formula="of:=[.O15]+[.N15]+[.M15]" office:value-type="float" office:value="152715.8008" calcext:value-type="float">
            <text:p>152.715,8008</text:p>
          </table:table-cell>
          <table:table-cell/>
        </table:table-row>
        <table:table-row table:style-name="ro1">
          <table:table-cell table:style-name="ce3" table:formula="of:=([.A15]+[.A14]+[.A13])/3" office:value-type="float" office:value="111259.0088" calcext:value-type="float">
            <text:p>111.259,0088</text:p>
          </table:table-cell>
          <table:table-cell table:style-name="ce3" table:formula="of:=([.B15]+[.B14]+[.B13])/3" office:value-type="float" office:value="28653.8465" calcext:value-type="float">
            <text:p>28.653,8465</text:p>
          </table:table-cell>
          <table:table-cell table:style-name="ce3" table:formula="of:=([.C15]+[.C14]+[.C13])/3" office:value-type="float" office:value="27908.3210666667" calcext:value-type="float">
            <text:p>27.908,3211</text:p>
          </table:table-cell>
          <table:table-cell table:number-columns-repeated="2"/>
          <table:table-cell table:style-name="ce4" office:value-type="string" calcext:value-type="string">
            <text:p>média</text:p>
          </table:table-cell>
          <table:table-cell table:style-name="ce3" table:formula="of:=([.G15]+[.G14]+[.G13])/3" office:value-type="float" office:value="106750.9399" calcext:value-type="float">
            <text:p>106.750,9399</text:p>
          </table:table-cell>
          <table:table-cell table:style-name="ce3" table:formula="of:=([.H15]+[.H14]+[.H13])/3" office:value-type="float" office:value="11507.8431" calcext:value-type="float">
            <text:p>11.507,8431</text:p>
          </table:table-cell>
          <table:table-cell table:style-name="ce3" table:formula="of:=([.I15]+[.I14]+[.I13])/3" office:value-type="float" office:value="12392.8419666667" calcext:value-type="float">
            <text:p>12.392,8420</text:p>
          </table:table-cell>
          <table:table-cell table:style-name="ce3" table:formula="of:=[.I16]+[.H16]+[.G16]" office:value-type="float" office:value="130651.624966667" calcext:value-type="float">
            <text:p>130.651,6250</text:p>
          </table:table-cell>
          <table:table-cell/>
          <table:table-cell table:style-name="ce4" office:value-type="string" calcext:value-type="string">
            <text:p>média</text:p>
          </table:table-cell>
          <table:table-cell table:style-name="ce3" table:formula="of:=([.M15]+[.M14]+[.M13])/3" office:value-type="float" office:value="115972.9983" calcext:value-type="float">
            <text:p>115.972,9983</text:p>
          </table:table-cell>
          <table:table-cell table:style-name="ce3" table:formula="of:=([.N15]+[.N14]+[.N13])/3" office:value-type="float" office:value="18350.4387666667" calcext:value-type="float">
            <text:p>18.350,4388</text:p>
          </table:table-cell>
          <table:table-cell table:style-name="ce3" table:formula="of:=([.O15]+[.O14]+[.O13])/3" office:value-type="float" office:value="18156.0102333333" calcext:value-type="float">
            <text:p>18.156,0102</text:p>
          </table:table-cell>
          <table:table-cell table:style-name="ce3" table:formula="of:=[.O16]+[.N16]+[.M16]" office:value-type="float" office:value="152479.4473" calcext:value-type="float">
            <text:p>152.479,4473</text:p>
          </table:table-cell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table:style-name="ce4" office:value-type="string" calcext:value-type="string">
            <text:p>% of total time</text:p>
          </table:table-cell>
          <table:table-cell table:style-name="ce3" table:formula="of:=[.G16]/[.$J$16]*100" office:value-type="float" office:value="81.7065535367322" calcext:value-type="float">
            <text:p>81,7066</text:p>
          </table:table-cell>
          <table:table-cell table:style-name="ce3" table:formula="of:=[.H16]/[.$J$16]*100" office:value-type="float" office:value="8.80803671820845" calcext:value-type="float">
            <text:p>8,8080</text:p>
          </table:table-cell>
          <table:table-cell table:style-name="ce3" table:formula="of:=[.I16]/[.$J$16]*100" office:value-type="float" office:value="9.48540974505941" calcext:value-type="float">
            <text:p>9,4854</text:p>
          </table:table-cell>
          <table:table-cell table:style-name="ce3"/>
          <table:table-cell/>
          <table:table-cell table:style-name="ce4" office:value-type="string" calcext:value-type="string">
            <text:p>% of total time</text:p>
          </table:table-cell>
          <table:table-cell table:style-name="ce3" table:formula="of:=[.M16]/[.$P$16]*100" office:value-type="float" office:value="76.0581182274524" calcext:value-type="float">
            <text:p>76,0581</text:p>
          </table:table-cell>
          <table:table-cell table:style-name="ce3" table:formula="of:=[.N16]/[.$P$16]*100" office:value-type="float" office:value="12.0346965388474" calcext:value-type="float">
            <text:p>12,0347</text:p>
          </table:table-cell>
          <table:table-cell table:style-name="ce3" table:formula="of:=[.O16]/[.$P$16]*100" office:value-type="float" office:value="11.9071852337002" calcext:value-type="float">
            <text:p>11,9072</text:p>
          </table:table-cell>
          <table:table-cell table:style-name="ce3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% faster than java</text:p>
          </table:table-cell>
          <table:table-cell table:style-name="ce3" table:formula="of:=([.A16]-[.G16])/[.A16]*100" office:value-type="float" office:value="4.0518686519163" calcext:value-type="float">
            <text:p>4,0519</text:p>
          </table:table-cell>
          <table:table-cell table:style-name="ce3" table:formula="of:=([.B16]-[.H16])/[.B16]*100" office:value-type="float" office:value="59.8384004046368" calcext:value-type="float">
            <text:p>59,8384</text:p>
          </table:table-cell>
          <table:table-cell table:style-name="ce3" table:formula="of:=([.C16]-[.I16])/[.C16]*100" office:value-type="float" office:value="55.5944553702712" calcext:value-type="float">
            <text:p>55,5945</text:p>
          </table:table-cell>
          <table:table-cell table:style-name="ce3"/>
          <table:table-cell/>
          <table:table-cell table:style-name="ce4" office:value-type="string" calcext:value-type="string">
            <text:p>% faster than java</text:p>
          </table:table-cell>
          <table:table-cell table:style-name="ce3" table:formula="of:=([.A16]-[.M16])/[.A16]*100" office:value-type="float" office:value="-4.23695083287493" calcext:value-type="float">
            <text:p>-4,2370</text:p>
          </table:table-cell>
          <table:table-cell table:style-name="ce3" table:formula="of:=([.B16]-[.N16])/[.B16]*100" office:value-type="float" office:value="35.9582010510642" calcext:value-type="float">
            <text:p>35,9582</text:p>
          </table:table-cell>
          <table:table-cell table:style-name="ce3" table:formula="of:=([.C16]-[.O16])/[.C16]*100" office:value-type="float" office:value="34.9440971745927" calcext:value-type="float">
            <text:p>34,94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6:12:26.366865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3:58:18.331997976</meta:creation-date>
    <dc:date>2017-09-27T16:49:47.592960214</dc:date>
    <meta:editing-duration>PT16H21M23S</meta:editing-duration>
    <meta:editing-cycles>14</meta:editing-cycles>
    <meta:generator>LibreOffice/5.1.6.2$Linux_X86_64 LibreOffice_project/10m0$Build-2</meta:generator>
    <meta:document-statistic meta:table-count="2" meta:cell-count="361" meta:object-count="0"/>
  </office:meta>
</office:document-meta>
</file>